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Carta_Exigencia.xml"/>
  <manifest:file-entry manifest:media-type="text/xml" manifest:full-path="Dialogs/Standard/dialog-lb.xml"/>
  <manifest:file-entry manifest:media-type="" manifest:full-path="Dialogs/Standard/"/>
  <manifest:file-entry manifest:media-type="" manifest:full-path="Dialogs/"/>
  <manifest:file-entry manifest:media-type="image/png" manifest:full-path="Pictures/10000201000000D00000008C0191DA4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Tahoma1" svg:font-family="Tahoma"/>
    <style:font-face style:name="Segoe UI" svg:font-family="'Segoe UI'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ie" svg:font-family="Erie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Trebuchet MS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center" style:justify-single-word="false" fo:padding="0cm" fo:border-left="none" fo:border-right="none" fo:border-top="0.035cm solid #008000" fo:border-bottom="none" style:shadow="none"/>
      <style:text-properties fo:color="#008000" style:font-name="Trebuchet MS"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style:letter-kerning="true" style:font-size-asian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font-style="normal" style:letter-kerning="true" style:font-size-asian="12pt" style:font-style-asian="normal" style:font-style-complex="normal"/>
    </style:style>
    <style:style style:name="P5" style:family="paragraph" style:parent-style-name="Standard">
      <style:paragraph-properties fo:margin-top="1cm" fo:margin-bottom="0cm" fo:text-align="center" style:justify-single-word="false"/>
      <style:text-properties fo:text-transform="uppercase" style:font-name="Times New Roman" fo:font-size="12pt" fo:font-weight="bold" style:letter-kerning="true" style:font-size-asian="12pt" style:font-weight-asian="bold" style:font-weight-complex="bold"/>
    </style:style>
    <style:style style:name="P6" style:family="paragraph" style:parent-style-name="Standard">
      <style:paragraph-properties fo:margin-top="0cm" fo:margin-bottom="1cm" fo:text-align="end" style:justify-single-word="false"/>
      <style:text-properties style:font-name="Times New Roman" fo:font-style="normal" style:letter-kerning="true" style:font-style-asian="normal" style:font-style-complex="normal"/>
    </style:style>
    <style:style style:name="P7" style:family="paragraph" style:parent-style-name="Standard">
      <style:paragraph-properties fo:margin-top="0cm" fo:margin-bottom="0.139cm" fo:line-height="100%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left="0cm" fo:margin-right="0cm" fo:margin-top="1cm" fo:margin-bottom="1cm" fo:text-align="center" style:justify-single-word="false" fo:text-indent="0cm" style:auto-text-indent="false"/>
      <style:text-properties style:font-name="Times New Roman" style:letter-kerning="true"/>
    </style:style>
    <style:style style:name="P9" style:family="paragraph" style:parent-style-name="Standard">
      <style:paragraph-properties fo:margin-top="0.6cm" fo:margin-bottom="0.6cm" fo:line-height="100%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top="1cm" fo:margin-bottom="0.139cm" fo:text-align="start" style:justify-single-word="false"/>
      <style:text-properties style:font-name="Times New Roman" fo:font-style="normal" style:letter-kerning="true" style:font-style-asian="normal" style:font-style-complex="normal"/>
    </style:style>
    <style:style style:name="P11" style:family="paragraph" style:parent-style-name="Standard" style:list-style-name="L1">
      <style:paragraph-properties fo:margin-left="1.27cm" fo:margin-right="0cm" fo:margin-top="0cm" fo:margin-bottom="0.139cm" fo:text-align="justify" style:justify-single-word="false" fo:text-indent="0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style:letter-kerning="true" style:font-style-asian="normal" style:font-style-complex="normal"/>
    </style:style>
    <style:style style:name="P12" style:family="paragraph" style:parent-style-name="Standard" style:list-style-name="L1">
      <style:paragraph-properties fo:margin-top="0.101cm" fo:margin-bottom="0.101cm" fo:text-align="justify" style:justify-single-word="false" style:shadow="none">
        <style:tab-stops>
          <style:tab-stop style:position="1.251cm"/>
        </style:tab-stops>
      </style:paragraph-properties>
      <style:text-properties style:font-name="Times New Roman" fo:font-style="normal" style:letter-kerning="true" style:font-style-asian="normal" style:font-style-complex="normal"/>
    </style:style>
    <style:style style:name="P13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fo:text-align="center"/>
    </style:style>
    <style:style style:name="T1" style:family="text">
      <style:text-properties fo:font-size="7pt" fo:font-weight="normal" style:font-size-asian="7pt" style:font-weight-asian="normal" style:font-size-complex="7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text-outline="false" style:text-line-through-style="none" style:text-position="0% 100%" style:font-name="Trebuchet MS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style:font-name="Trebuchet MS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0% 100%" style:font-name="Trebuchet MS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319cm" fo:margin-right="0.319cm" style:run-through="background" style:protect="content size position" style:wrap="run-through" style:number-wrapped-paragraphs="no-limit" style:vertical-pos="from-top" style:vertical-rel="paragraph" style:horizontal-pos="center" style:horizontal-rel="page-content" fo:background-color="#ffffff" style:background-transparency="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cm" fo:text-inden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middle" style:vertical-rel="page" style:horizontal-pos="from-left" style:horizontal-rel="page" draw:wrap-influence-on-position="once-concurrent" style:flow-with-text="false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variable-decls>
        <text:variable-decl office:value-type="float" text:name="Agência"/>
        <text:variable-decl office:value-type="float" text:name="Req"/>
        <text:variable-decl office:value-type="float" text:name="NIT"/>
        <text:variable-decl office:value-type="string" text:name="NomeHospital"/>
        <text:variable-decl office:value-type="string" text:name="Atenciosament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ssunto: " text:name="Assunto"/>
        <text:user-field-decl office:value-type="string" office:string-value="DESTINATÁRIO: " text:name="Destino"/>
        <text:user-field-decl office:value-type="string" office:string-value="Ofício nº " text:name="MemoN"/>
        <text:user-field-decl office:value-type="string" office:string-value="NomeDoPericiando" text:name="Referencia"/>
      </text:user-field-decls>
      <draw:line text:anchor-type="page" text:anchor-page-number="1" draw:z-index="0" draw:style-name="gr1" draw:text-style-name="P15" svg:x1="0cm" svg:y1="14.85cm" svg:x2="0.701cm" svg:y2="14.85cm">
        <text:p/>
      </draw:line>
      <text:p text:style-name="P10"><text:span text:style-name="T2"><text:user-field-get text:name="MemoN">Ofício nº </text:user-field-get></text:span><text:span text:style-name="T2">XXX</text:span><text:span text:style-name="T2"><office:annotation><dc:creator>Douglas Rodrigues de Almeida</dc:creator><dc:date>2011-01-09T11:56:27.98</dc:date><text:p text:style-name="P14"><text:span text:style-name="T5">Funcionários da BHSul devem usar o aplicativo Controle de Documentos 2011 para obterem o número do ofício.</text:span></text:p></office:annotation></text:span><text:span text:style-name="T2">/INSS/</text:span><text:span text:style-name="T2"><text:drop-down text:name=""><text:label text:value="APSBBR"/><text:label text:value="APSBFL"/><text:label text:value="APSBIBHZ"/><text:label text:value="APSBOE"/><text:label text:value="APSBPE"/><text:label text:value="APSBSE"/><text:label text:current-selected="true" text:value="APSBSU"/><text:label text:value="APSBVN"/><text:label text:value="APSDJBHZ"/>APSBSU</text:drop-down></text:span></text:p>
      <text:p text:style-name="P6">Belo Horizonte/MG, <text:date style:data-style-name="N76" text:date-value="2011-01-24T22:27:20.15">24 de Janeiro de 2011</text:date>.</text:p>
      <text:p text:style-name="P7">A(o) Senhor(a) Gerente</text:p>
      <text:p text:style-name="P7">Banco XXX – Nome da Agência</text:p>
      <text:p text:style-name="P7">Endereço</text:p>
      <text:p text:style-name="P7">CEP – Belo Horizonte/MG</text:p>
      <text:p text:style-name="P9"><text:user-field-get text:name="Assunto">Assunto: </text:user-field-get><text:span text:style-name="T2"><text:text-input text:description="Ofício"/></text:span><text:span text:style-name="T2"><text:text-input text:description="Assunto do Ofício">Guia da Previdência Social</text:text-input></text:span><text:span text:style-name="T2"><office:annotation><dc:creator>Douglas Rodrigues de Almeida</dc:creator><dc:date>2011-01-09T16:02:05.98</dc:date><text:p text:style-name="P14"><text:span text:style-name="T4">Clique aqui para alterar o assunto do ofício.</text:span></text:p></office:annotation></text:span></text:p>
      <text:list xml:id="list42377849" text:style-name="L1">
        <text:list-header>
          <text:p text:style-name="P11">Senhor(a) Gerente,</text:p>
        </text:list-header>
        <text:list-item>
          <text:p text:style-name="P12">Encaminhamos a Guia da Previdência Social no valor de R$000 em nome de NomeFalecido para ser quitada na conta corrente nº0000 referente ao período de 01/01/2011 até 01/01/2011 do benefício nº 42/000.000.000-0.</text:p>
        </text:list-item>
        <text:list-item>
          <text:p text:style-name="P12">Este valor foi depositado após o óbito do segurado, falecido e, 00/00/2011.</text:p>
        </text:list-item>
      </text:list>
      <text:p text:style-name="P8"><text:drop-down text:name=""><text:label text:current-selected="true" text:value="Atenciosamente"/><text:label text:value="Respeitosamente"/>Atenciosamente</text:drop-down>.</text:p>
      <text:p text:style-name="P5"><text:author-name text:fixed="false">Douglas Rodrigues de Almeida</text:author-name><office:annotation><dc:creator>Douglas Rodrigues de Almeida</dc:creator><dc:date>2010-06-29T10:07:15.99</dc:date><text:p text:style-name="P13"><text:span text:style-name="T3">DICA: Digite seu nome completo nesta linha.</text:span></text:p><text:p text:style-name="P13"><text:span text:style-name="T3">Se você é o único funcionário que usa este computador, clique em Ferramentas e depois em Opções e complete com seu nome na caixa Nome e Sobrenome para seu nome aparecer aqui automaticamente.</text:span></text:p><text:p text:style-name="P13"><text:span text:style-name="T3">Além disso, insira sua matrícula no campo Cargo.</text:span></text:p></office:annotation></text:p>
      <text:p text:style-name="P3">Técnico do Seguro Social</text:p>
      <text:p text:style-name="P4">Matrícula: <text:sender-position text:fixed="false">1536731</text:sender-posi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Tahoma1" svg:font-family="Tahoma"/>
    <style:font-face style:name="Segoe UI" svg:font-family="'Segoe UI'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ie" svg:font-family="Erie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Eri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Trebuchet MS" fo:font-size="8pt" fo:font-weight="bold" style:font-size-asian="8pt" style:font-weight-asian="bold" style:font-size-complex="8pt" style:font-weight-complex="bold"/>
    </style:style>
    <style:style style:name="MP2" style:family="paragraph" style:parent-style-name="Standard">
      <style:paragraph-properties fo:text-align="center" style:justify-single-word="false" fo:padding="0cm" fo:border-left="none" fo:border-right="none" fo:border-top="0.035cm solid #008000" fo:border-bottom="none" style:shadow="none"/>
      <style:text-properties fo:color="#008000" style:font-name="Trebuchet M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font-size="7pt" fo:font-weight="normal" style:font-size-asian="7pt" style:font-weight-asian="normal" style:font-size-complex="7pt" style:font-weight-complex="normal"/>
    </style:style>
    <style:style style:name="Mfr1" style:family="graphic" style:parent-style-name="Graphics">
      <style:graphic-properties fo:margin-left="0.319cm" fo:margin-right="0.319cm" style:run-through="background" style:protect="content size position" style:wrap="run-through" style:number-wrapped-paragraphs="no-limit" style:vertical-pos="from-top" style:vertical-rel="paragraph" style:horizontal-pos="center" style:horizontal-rel="page-content" fo:background-color="#ffffff" style:background-transparency="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769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2011</text:span><office:annotation><dc:creator>Douglas Rodrigues de Almeida</dc:creator><dc:date>2010-06-28T18:33:59.91</dc:date><text:p>Modelo de Documentos 2011</text:p><text:p/><text:p>Consulte mais modelos em: <text:a xlink:href="http://10.32.96.22/">http://www-bhsul/</text:a></text:p><text:p/><text:p>Não se preocupe! Estas anotações laterais não serão impressas com este documento.</text:p></office:annotation><draw:a xlink:type="simple" xlink:href="http://www-bhsul/" office:name="Página da APS BHSul"><draw:frame draw:style-name="Mfr1" draw:name="Logo" text:anchor-type="char" svg:y="0cm" svg:width="3.799cm" svg:height="2.499cm" draw:z-index="1"><draw:image xlink:href="Pictures/10000201000000D00000008C0191DA4E.png" xlink:type="simple" xlink:show="embed" xlink:actuate="onLoad"/></draw:frame></draw:a></text:p>
      </style:header>
      <style:footer>
        <text:p text:style-name="MP2">Proteção para o trabalhador e sua família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Win32 LibreOffice_project/330m19$Build-6</meta:generator>
    <meta:creation-date>2006-08-17T15:36:21</meta:creation-date>
    <dc:date>2011-01-24T22:27:20.10</dc:date>
    <meta:print-date>2011-01-09T11:33:17.15</meta:print-date>
    <dc:language>pt-BR</dc:language>
    <meta:editing-cycles>179</meta:editing-cycles>
    <meta:editing-duration>PT11H20M24S</meta:editing-duration>
    <dc:title>Ofício</dc:title>
    <dc:creator>Douglas Rodrigues de Almeida</dc:creator>
    <dc:description>Integrante do Modelos de Documentos 2011.</dc:description>
    <meta:printed-by>Douglas Rodrigues de Almeida</meta:printed-by>
    <meta:document-statistic meta:table-count="0" meta:image-count="1" meta:object-count="0" meta:page-count="1" meta:paragraph-count="16" meta:word-count="97" meta:character-count="622"/>
    <meta:user-defined meta:name="Versão">2.0</meta:user-defined>
  </office:meta>
</office:document-meta>
</file>

<file path=Dialogs/Standard/Carta_Exigencia.xml><?xml version="1.0" encoding="utf-8"?>
<!DOCTYPE window  PUBLIC '-//OpenOffice.org//DTD OfficeDocument 1.0//EN'  'dialog.dtd'>
<dlg:window xmlns:dlg="http://openoffice.org/2000/dialog" xmlns:script="http://openoffice.org/2000/script" dlg:id="Carta_Exigencia" dlg:left="95" dlg:top="7" dlg:width="201" dlg:height="262" dlg:closeable="true" dlg:moveable="true" dlg:title="Criar uma carta de exigência">
  <dlg:styles>
    <dlg:style dlg:style-id="0" dlg:font-weight="150"/>
    <dlg:style dlg:style-id="1" dlg:font-weight="150"/>
  </dlg:styles>
  <dlg:bulletinboard>
    <dlg:titledbox dlg:style-id="0" dlg:id="Grupo_DadosSegurado" dlg:tab-index="0" dlg:left="5" dlg:top="6" dlg:width="196" dlg:height="111">
      <dlg:title dlg:value="Informações do segurado"/>
    </dlg:titledbox>
    <dlg:text dlg:id="Label1" dlg:tab-index="1" dlg:left="8" dlg:top="15" dlg:width="19" dlg:height="9" dlg:value="Nome:"/>
    <dlg:textfield dlg:id="editNomeSegurado" dlg:tab-index="2" dlg:left="8" dlg:top="24" dlg:width="118" dlg:height="12"/>
    <dlg:text dlg:id="Label2" dlg:tab-index="3" dlg:left="8" dlg:top="38" dlg:width="19" dlg:height="9" dlg:value="Rua:"/>
    <dlg:textfield dlg:id="TextField1" dlg:tab-index="4" dlg:left="8" dlg:top="48" dlg:width="118" dlg:height="12"/>
    <dlg:text dlg:id="Label3" dlg:tab-index="5" dlg:left="8" dlg:top="64" dlg:width="19" dlg:height="9" dlg:value="Bairro:"/>
    <dlg:textfield dlg:id="TextField2" dlg:tab-index="6" dlg:left="8" dlg:top="74" dlg:width="77" dlg:height="12"/>
    <dlg:text dlg:id="Label4" dlg:tab-index="7" dlg:left="90" dlg:top="64" dlg:width="19" dlg:height="9" dlg:value="CEP:"/>
    <dlg:textfield dlg:id="TextField3" dlg:tab-index="8" dlg:left="93" dlg:top="74" dlg:width="95" dlg:height="12"/>
    <dlg:text dlg:id="Label5" dlg:tab-index="9" dlg:left="8" dlg:top="89" dlg:width="19" dlg:height="9" dlg:value="Cidade:"/>
    <dlg:textfield dlg:id="TextField4" dlg:tab-index="10" dlg:left="8" dlg:top="99" dlg:width="118" dlg:height="12" dlg:value="Belo Horizonte"/>
    <dlg:titledbox dlg:style-id="1" dlg:id="FrameControl1" dlg:tab-index="11" dlg:left="5" dlg:top="118" dlg:width="196" dlg:height="119">
      <dlg:title dlg:value="Exigências"/>
    </dlg:titledbox>
    <dlg:text dlg:id="Label6" dlg:tab-index="12" dlg:left="8" dlg:top="129" dlg:width="122" dlg:height="9" dlg:value="Qual o período que o segurado pode te procurar? "/>
    <dlg:textfield dlg:id="TextField5" dlg:tab-index="13" dlg:left="8" dlg:top="138" dlg:width="85" dlg:height="12"/>
    <dlg:text dlg:id="Label7" dlg:tab-index="14" dlg:left="8" dlg:top="154" dlg:width="122" dlg:height="9" dlg:value="Quais exigências que você quer fazer?"/>
    <dlg:textfield dlg:id="TextField6" dlg:tab-index="15" dlg:left="8" dlg:top="164" dlg:width="124" dlg:height="12"/>
    <dlg:menulist dlg:id="ListBox1" dlg:tab-index="16" dlg:left="8" dlg:top="178" dlg:width="124" dlg:height="53"/>
    <dlg:button dlg:id="CommandButton1" dlg:tab-index="17" dlg:disabled="true" dlg:left="136" dlg:top="176" dlg:width="33" dlg:height="15" dlg:value="Adicionar"/>
    <dlg:button dlg:id="CommandButton2" dlg:tab-index="18" dlg:disabled="true" dlg:left="136" dlg:top="194" dlg:width="33" dlg:height="15" dlg:value="Excluir"/>
    <dlg:button dlg:id="btoOK" dlg:tab-index="19" dlg:left="107" dlg:top="241" dlg:width="45" dlg:height="16" dlg:default="true" dlg:value="OK" dlg:button-type="ok"/>
    <dlg:button dlg:id="btoCancelar" dlg:tab-index="20" dlg:left="154" dlg:top="241" dlg:width="45" dlg:height="16" dlg:default="true" dlg:value="Cancelar" dlg:button-type="ok"/>
    <dlg:button dlg:id="CommandButton3" dlg:tab-index="21" dlg:disabled="true" dlg:left="5" dlg:top="241" dlg:width="58" dlg:height="16" dlg:default="true" dlg:value="Suas informações..." dlg:button-type="ok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arta_Exigencia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